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f48" officeooo:paragraph-rsid="0004af48"/>
    </style:style>
    <style:style style:name="T1" style:family="text">
      <style:text-properties officeooo:rsid="00063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file <text:span text:style-name="T1">modifie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19:40:46.418216969</meta:creation-date>
    <dc:date>2020-02-26T19:52:48.408596154</dc:date>
    <meta:editing-duration>PT1M4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